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lack-Lato" svg:font-family="Slack-Lato, Slack-Fractions, appleLog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style:text-underline-style="none" fo:font-weight="normal" officeooo:rsid="001b2b1e" officeooo:paragraph-rsid="0016c9e2" style:font-weight-asian="normal" style:font-weight-complex="normal"/>
    </style:style>
    <style:style style:name="P2"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1c80c8" officeooo:paragraph-rsid="0016c9e2" style:font-weight-asian="bold" style:font-weight-complex="bold"/>
    </style:style>
    <style:style style:name="P3"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paragraph-rsid="0016c9e2" style:font-weight-asian="bold" style:font-weight-complex="bold"/>
    </style:style>
    <style:style style:name="P4" style:family="paragraph" style:parent-style-name="Standard">
      <style:paragraph-properties fo:text-align="justify" style:justify-single-word="false"/>
      <style:text-properties style:font-name="Liberation Sans" officeooo:rsid="001b2b1e" officeooo:paragraph-rsid="0016c9e2"/>
    </style:style>
    <style:style style:name="P5" style:family="paragraph" style:parent-style-name="Standard">
      <style:paragraph-properties fo:text-align="justify" style:justify-single-word="false"/>
      <style:text-properties style:font-name="Liberation Sans" officeooo:paragraph-rsid="0016c9e2"/>
    </style:style>
    <style:style style:name="P6" style:family="paragraph" style:parent-style-name="Standard">
      <style:paragraph-properties fo:text-align="justify" style:justify-single-word="false"/>
      <style:text-properties fo:font-variant="normal" fo:text-transform="none" fo:color="#1d1c1d" style:font-name="Liberation Sans" fo:font-size="11.25pt" fo:letter-spacing="normal" fo:font-style="normal" fo:font-weight="normal" officeooo:rsid="001c80c8" officeooo:paragraph-rsid="0016c9e2"/>
    </style:style>
    <style:style style:name="P7" style:family="paragraph" style:parent-style-name="Standard">
      <style:paragraph-properties fo:text-align="start" style:justify-single-word="false"/>
      <style:text-properties fo:color="#5983b0" officeooo:rsid="0016c9e2" officeooo:paragraph-rsid="0016c9e2"/>
    </style:style>
    <style:style style:name="P8" style:family="paragraph" style:parent-style-name="Standard">
      <style:paragraph-properties fo:text-align="justify" style:justify-single-word="false"/>
      <style:text-properties officeooo:rsid="0017e41e" officeooo:paragraph-rsid="0017e41e"/>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officeooo:rsid="0017e41e" officeooo:paragraph-rsid="0017e41e" style:font-weight-asian="bold" style:font-weight-complex="bold"/>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officeooo:rsid="00181890" officeooo:paragraph-rsid="00181890" style:font-weight-asian="bold"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fo:font-weight="bold" officeooo:paragraph-rsid="0017e41e" style:font-weight-asian="bold" style:font-weight-complex="bold"/>
    </style:style>
    <style:style style:name="P12" style:family="paragraph" style:parent-style-name="Standard">
      <style:paragraph-properties fo:text-align="justify" style:justify-single-word="false"/>
      <style:text-properties fo:font-weight="bold" officeooo:rsid="001ae163" officeooo:paragraph-rsid="001ae163" style:font-weight-asian="bold"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officeooo:paragraph-rsid="0016c9e2"/>
    </style:style>
    <style:style style:name="P15" style:family="paragraph" style:parent-style-name="Standard">
      <style:paragraph-properties fo:text-align="justify" style:justify-single-word="false"/>
      <style:text-properties officeooo:paragraph-rsid="0017e41e"/>
    </style:style>
    <style:style style:name="P16" style:family="paragraph" style:parent-style-name="Standard">
      <style:paragraph-properties fo:text-align="justify" style:justify-single-word="false"/>
      <style:text-properties officeooo:paragraph-rsid="00181890"/>
    </style:style>
    <style:style style:name="P17" style:family="paragraph" style:parent-style-name="Standard">
      <style:paragraph-properties fo:text-align="justify" style:justify-single-word="false"/>
      <style:text-properties officeooo:paragraph-rsid="001aff0d"/>
    </style:style>
    <style:style style:name="P18" style:family="paragraph" style:parent-style-name="Standard">
      <style:paragraph-properties fo:text-align="start" style:justify-single-word="false"/>
      <style:text-properties officeooo:paragraph-rsid="0016c9e2"/>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d1c1d" style:font-name="Slack-Lato" fo:font-size="11.25pt" fo:letter-spacing="normal" fo:font-style="normal" fo:font-weight="normal"/>
    </style:style>
    <style:style style:name="P20" style:family="paragraph" style:parent-style-name="Standard">
      <style:paragraph-properties fo:margin-left="0cm" fo:margin-right="0cm" fo:text-align="justify" style:justify-single-word="false" fo:orphans="2" fo:widows="2" fo:text-indent="0cm" style:auto-text-indent="false"/>
    </style:style>
    <style:style style:name="T1" style:family="text">
      <style:text-properties style:text-underline-style="none" fo:font-weight="normal" style:font-weight-asian="normal" style:font-weight-complex="normal"/>
    </style:style>
    <style:style style:name="T2" style:family="text">
      <style:text-properties fo:font-variant="normal" fo:text-transform="none" fo:color="#1d1c1d" style:font-name="Liberation Sans" fo:font-size="11.25pt" fo:letter-spacing="normal" fo:font-style="normal"/>
    </style:style>
    <style:style style:name="T3" style:family="text">
      <style:text-properties fo:font-variant="normal" fo:text-transform="none" fo:color="#1d1c1d" style:font-name="Liberation Sans" fo:font-size="11.25pt" fo:letter-spacing="normal" fo:font-style="normal" fo:font-weight="normal"/>
    </style:style>
    <style:style style:name="T4" style:family="text">
      <style:text-properties fo:font-variant="normal" fo:text-transform="none" fo:color="#1d1c1d" style:font-name="Liberation Sans" fo:font-size="11.25pt" fo:letter-spacing="normal" fo:font-style="normal" fo:font-weight="normal" officeooo:rsid="001c80c8"/>
    </style:style>
    <style:style style:name="T5" style:family="text">
      <style:text-properties fo:font-variant="normal" fo:text-transform="none" fo:color="#1d1c1d" style:font-name="Liberation Sans" fo:font-size="11.25pt" fo:letter-spacing="normal" fo:font-style="normal" fo:font-weight="normal" officeooo:rsid="001deb58"/>
    </style:style>
    <style:style style:name="T6" style:family="text">
      <style:text-properties fo:font-variant="normal" fo:text-transform="none" fo:color="#1d1c1d" style:font-name="Liberation Sans" fo:font-size="11.25pt" fo:letter-spacing="normal" fo:font-style="normal" fo:font-weight="normal" officeooo:rsid="001aff0d"/>
    </style:style>
    <style:style style:name="T7" style:family="text">
      <style:text-properties fo:font-variant="normal" fo:text-transform="none" fo:color="#1d1c1d" style:font-name="Liberation Sans" fo:font-size="11.25pt" fo:letter-spacing="normal" fo:font-style="normal" fo:font-weight="normal" officeooo:rsid="001ae163"/>
    </style:style>
    <style:style style:name="T8" style:family="text">
      <style:text-properties fo:font-variant="normal" fo:text-transform="none" fo:color="#1d1c1d" style:font-name="Liberation Sans" fo:font-size="11.25pt" fo:letter-spacing="normal" fo:font-style="normal" officeooo:rsid="001deb58"/>
    </style:style>
    <style:style style:name="T9" style:family="text">
      <style:text-properties fo:font-variant="normal" fo:text-transform="none" fo:color="#1d1c1d" style:font-name="Slack-Lato" fo:font-size="11.25pt" fo:letter-spacing="normal" fo:font-style="normal" fo:font-weight="normal"/>
    </style:style>
    <style:style style:name="T10" style:family="text">
      <style:text-properties fo:font-variant="normal" fo:text-transform="none" fo:color="#1d1c1d" style:font-name="Slack-Lato" fo:font-size="11.25pt" fo:letter-spacing="normal" fo:font-style="normal" fo:font-weight="normal" officeooo:rsid="0017e41e"/>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1b2b1e" style:font-weight-asian="bold" style:font-weight-complex="bold"/>
    </style:style>
    <style:style style:name="T13" style:family="text">
      <style:text-properties officeooo:rsid="001b2b1e"/>
    </style:style>
    <style:style style:name="T14" style:family="text">
      <style:text-properties fo:font-size="18pt" style:font-size-asian="18pt" style:font-size-complex="18pt"/>
    </style:style>
    <style:style style:name="T15" style:family="text">
      <style:text-properties fo:font-size="18pt" fo:font-weight="bold" style:font-size-asian="18pt" style:font-weight-asian="bold" style:font-size-complex="18pt" style:font-weight-complex="bold"/>
    </style:style>
    <style:style style:name="T16" style:family="text">
      <style:text-properties officeooo:rsid="0016c9e2"/>
    </style:style>
    <style:style style:name="T17" style:family="text">
      <style:text-properties officeooo:rsid="0017e41e"/>
    </style:style>
    <style:style style:name="T18" style:family="text">
      <style:text-properties officeooo:rsid="00181890"/>
    </style:style>
    <style:style style:name="T19" style:family="text">
      <style:text-properties style:font-name="Liberation Sans"/>
    </style:style>
    <style:style style:name="T20" style:family="text">
      <style:text-properties style:font-name="Liberation Sans" officeooo:rsid="00181890"/>
    </style:style>
    <style:style style:name="T21" style:family="text">
      <style:text-properties style:font-name="Liberation Sans" officeooo:rsid="0019a03b"/>
    </style:style>
    <style:style style:name="T22" style:family="text">
      <style:text-properties style:font-name="Liberation Sans" officeooo:rsid="001b2b1e"/>
    </style:style>
    <style:style style:name="T23" style:family="text">
      <style:text-properties style:font-name="Liberation Sans" style:text-underline-style="none" fo:font-weight="normal" officeooo:rsid="001b2b1e" style:font-weight-asian="normal" style:font-weight-complex="normal"/>
    </style:style>
    <style:style style:name="T24" style:family="text">
      <style:text-properties style:font-name="Liberation Sans" style:text-underline-style="none" fo:font-weight="normal" officeooo:rsid="001ae163" style:font-weight-asian="normal" style:font-weight-complex="normal"/>
    </style:style>
    <style:style style:name="T25" style:family="text">
      <style:text-properties style:font-name="Liberation Sans" officeooo:rsid="001c80c8"/>
    </style:style>
    <style:style style:name="T26" style:family="text">
      <style:text-properties style:font-name="Liberation Sans" officeooo:rsid="001ae163"/>
    </style:style>
    <style:style style:name="T27" style:family="text">
      <style:text-properties style:font-name="Liberation Sans" officeooo:rsid="001aff0d"/>
    </style:style>
    <style:style style:name="T28" style:family="text">
      <style:text-properties officeooo:rsid="001ae163"/>
    </style:style>
    <style:style style:name="T29" style:family="text">
      <style:text-properties officeooo:rsid="001aff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5">Wojciech Moszczyński</text:span></text:p>
      <text:p text:style-name="P18"><text:span text:style-name="T15">JAKIE DANE SĄ POTRZEBNE ABY ZASTOSOWAĆ SZTUCZNĄ INTELIGENCJĘ?</text:span></text:p>
      <text:p text:style-name="P14"><text:span text:style-name="T14"/></text:p>
      <text:p text:style-name="P14"><text:span text:style-name="T16">Z</text:span>astosowanie modeli ekonometrycznych, wszelkiego rodzaju rozwiązań i algorytmów związanych z optymalizacją i przewidywaniem przyszłości staje się coraz bardziej popularne w środowiskach biznesowych. Przedsiębiorcy przewidując nadchodzącą recesję <text:span text:style-name="T16">i</text:span> chcą się jak najlepiej przygotować. <text:span text:style-name="T16">S</text:span>zukają więc rozwiązań mogących zwiększyć efektywność prowadzonej działalności, zaoszczędzić koszty, zwiększyć rentowność. Przedsiębiorcy rzadko orientują się w metodach optymalizacji i obszarach zastosowania sztucznej inteligencji. Jest to całkiem zrozumiałe ponieważ metody te są dość skomplikowane zarówno w obszarze ich działania jak i <text:span text:style-name="T16">zagadnień związanych ze </text:span>stworzeni<text:span text:style-name="T16">em</text:span> odpowiedniego środowiska dla zastosowania tych metod. Przedsiębiorcy więc szukają kontaktu z firmami, które specjalizują się implementacji tego typu rozwiązań. Pierwsz<text:span text:style-name="T16">ym</text:span> i najważniejszym <text:span text:style-name="T16">krokiem przy rozpoczęciu takiej współpracy jest zdefiniowanie potrzeb i oczekiwań przedsiębiorcy oraz </text:span>omówienie źródeł danych i jakości danych <text:span text:style-name="T16">posiadanych przez przedsiębiorstwo.</text:span></text:p>
      <text:p text:style-name="P13"/>
      <text:p text:style-name="P14">CZYM SĄ DANE DLA DATA SCIENCE</text:p>
      <text:p text:style-name="P14">Dane dla analityków danych są rzeczą fundamentalną. Ich jakość, ilość oraz wiarygodność są podstawą <text:span text:style-name="T16">wszelkich analiz i bezpośrednio przekładają się na</text:span> jakości rozwiązań jakie analitycy ci będą zdolni dostarczyć. Dla data s<text:span text:style-name="T16">cien</text:span>ce dane są jak paliwo <text:span text:style-name="T16">dla</text:span> samochodu. <text:span text:style-name="T17">D</text:span>ane <text:span text:style-name="T17">są</text:span> <text:span text:style-name="T17">bezkompromisowo</text:span> najważniejsze. <text:span text:style-name="T17">D</text:span>latego zawsze na samym początku firmy specjalizujące się w dostarczaniu rozwiązań data science analizują jakość danych. Potrzeby klientów to jedno a możliwości ich zaspokojenia to drugie. Często zdarza się, że klienci potrzebują rozwiązań, które są niemożliwe do <text:span text:style-name="T17">zbudowania ponieważ nie istnieją odpowiednie </text:span>dan<text:span text:style-name="T17">e</text:span> historyczn<text:span text:style-name="T17">e</text:span>.</text:p>
      <text:p text:style-name="P13"/>
      <text:p text:style-name="P8">DANE NIETYPOWE</text:p>
      <text:p text:style-name="P13"/>
      <text:p text:style-name="P20"><text:span text:style-name="T9">Jak pamiętamy data science to nauka, która operuje w najróżniejszych obszarach życia i działalności gospodarczej. Modele data science potrafią identyfikować twarze, odciski palców, potrafią na podstawie dźwięku rozróżniać poszczególne osoby mogą wyłapywać zmiany w sygnaturze cieplnej wielkich urządzeń lub analizować ruchy klientów w trakcie zakupów w supermarkecie. Wymienione tutaj zdolności nie są jednak częst</text:span><text:span text:style-name="T10">o wykorzystywane </text:span><text:span text:style-name="T9">w środowisku </text:span><text:span text:style-name="T10">przedsiębiorców</text:span><text:span text:style-name="T9">. Najbardziej typowymi potrzebami biznesu są działania w obszarze liczbowym </text:span><text:span text:style-name="T10">zawartym w systemach typu ERP</text:span><text:span text:style-name="T9">. Tak więc gdybyśmy wyłączyli z obszaru data science takie źródła danych jak zdjęcia, filmy </text:span><text:span text:style-name="T10">czy </text:span><text:span text:style-name="T9">nagrane dźwięki to pozostanie obszar danych </text:span><text:span text:style-name="T10">typowo ilościowych i jakościowych</text:span><text:span text:style-name="T9">. W dzisiejszych czasach dane zbierane są praktycznie przez każde bardziej złożone urządzenie. Każdy samochód osobowy zbiera jednocześnie kilkadziesiąt rozmaitych danych, każdy smartfon zbiera dane na temat lokalizacji, wykonanych połączeń, zużycia baterii </text:span><text:span text:style-name="T10">czy</text:span><text:span text:style-name="T9"> poboru danych </text:span><text:span text:style-name="T10">z chmury</text:span><text:span text:style-name="T9">. Wszystkie te dane trafiają do historii urządzeń. Dane historyczne są najważniejsze źródłem danych dla rozwiązań data science.</text:span></text:p>
      <text:p text:style-name="P19"/>
      <text:p text:style-name="P15">CZTERY OBSZARY DANYCH </text:p>
      <text:p text:style-name="P15"/>
      <text:p text:style-name="P15">W typowych przedsiębiorstwach można spotkać cztery rodzaje danych. Pierwszy rodzaj to rejestr sprzedaży. </text:p>
      <text:p text:style-name="P9">Rejestr Sprzedaży</text:p>
      <text:p text:style-name="P15">Jest to <text:span text:style-name="T17">zazwyczaj </text:span>bardzo wysokiej jakości baza, która zawiera informacje o czasie dokonania transakcji, wartości dokonanej transakcji, <text:span text:style-name="T17">jej </text:span>przedmio<text:span text:style-name="T17">cie</text:span> oraz często <text:span text:style-name="T17">wskazuje</text:span> osoby, która uczestniczy w transakcji, <text:span text:style-name="T17">wskazuje</text:span> osob<text:span text:style-name="T17">y</text:span> kupując<text:span text:style-name="T17">e</text:span>. Rejestr sprzedaży nie zawiera błędów, braków i <text:soft-page-break/>jest bardzo wiarygodny. Związane jest to z tym, że rejestr ten jest tworzony przez kasę fiskalną, która jest bardzo mocno obwarowana prawnie i jest <text:span text:style-name="T17">potencjalnym </text:span>przedmiotem kontroli urzędów skarbowych. Baza taka ma postać szeregu czasowego, każda transakcja po kolei jest rejestrowana a głównym elementem <text:span text:style-name="T17">spajającym </text:span>jest czas zawierania transakcji. Baza taka może być wykorzystana zarówno do budowania modeli predykcyjnych jak i modeli zachowań klientów, wykrywania anomalii, tendencji i trendów.</text:p>
      <text:p text:style-name="P13"/>
      <text:p text:style-name="P11"><text:span text:style-name="T17">Baza przebiegu procesu</text:span></text:p>
      <text:p text:style-name="P15">To również doskonała baza danych dla zastosowań data science. Niestety nie jest ona już tak niezawodna jak <text:span text:style-name="T17">rejestr</text:span> sprzedaży. Baza ta składa się z szeregów czasowych dokonywanych pomiarów w procesach przemysłowych. Na przykład jeżeli mamy silos zbożowy to system może zbierać informacje na temat wilgotności <text:span text:style-name="T18">wewnątrz magazynu</text:span>, temperatury, ciśnienia lub zapylenia. Pomiar wszystkich tych parametrów może odbywać się jednocześnie i odkładać się w bazie danych co godzinę. Powstaje więc spójny zestaw szeregów czasowych zapisujących historię <text:span text:style-name="T18">panujących</text:span> warunków w silosie zbożowym <text:span text:style-name="T18">w ujęciu czasowym</text:span>. Problem polega na tym, że czasami niektóre czujniki się psują, inne pokazują przekłamane informacje. Generalnie dane tego typu są <text:span text:style-name="T18">w ograniczonym zakresie </text:span>wiarygodne <text:span text:style-name="T18">i niestety</text:span> nie zawsze kompletne. Awaria jednego z czujników eliminuje odczyt z tego czujnika na wiele dni lub tygodni co pogarsza możliwości tworzenia modeli prognostycznych wychwytujących anomalie lub przewidujących pewne zjawiska, których chcemy uniknąć.</text:p>
      <text:p text:style-name="P13"/>
      <text:p text:style-name="P10">Baza magazynowa</text:p>
      <text:p text:style-name="P13">Kolejnym <text:span text:style-name="T18">typowym</text:span> źródłem danych jest baza opisująca stany magazynowe. Baza ta również ma charakter szeregów czasowych i może mieć podobną dynamikę <text:span text:style-name="T18">jak </text:span>rejestr sprzedaży. Dane zawarte w takich bazach mogą okazać się <text:span text:style-name="T18">również</text:span> częściowo <text:span text:style-name="T18">nie</text:span>wiarygodne. <text:span text:style-name="T18">Możemy zaobserwować to gdy </text:span>inwentaryzacj<text:span text:style-name="T18">a ujawnia</text:span> istotne różnice inwentaryzacyjne. Bazy tego typu wykorzystuje się do modeli, które mają za zadanie optymalizować strukturę magazynową, zwiększać rotację magazynową oraz przeciwdziałać nadmiernemu zamrażaniu kapitału pracującego. Dane magazynowe mają też istotne znaczenie przy tworzeniu optymalnych systemów zarządzania łańcuchem dostaw.</text:p>
      <text:p text:style-name="P13"/>
      <text:p text:style-name="P16"><text:span text:style-name="T18">Baza charakterystyk</text:span></text:p>
      <text:p text:style-name="P16"><text:span text:style-name="T18">Charakterystyki to</text:span> kolejny, ostatni, najczęściej spotykany typ danych. Są to na przykład spisy charakterystyk towarów, gdzie możemy znaleźć informacje o wielkości towaru <text:span text:style-name="T18">i</text:span> wymaganiach składowania towaru. Mogą to być też spisy cech poszczególnych klientów, informacje na temat terminów napraw urządzeń lub wymaganych terminów przeglądów technicznych. Bazy charakterystyk są bardzo istotne przy tworzeniu modeli zachowań. Dzięki indywidualnym cechom przedmiotów, urządzeń lub klientów możliwe jest w połączeniu z bazami przebiegu procesu lub ewidencj<text:span text:style-name="T18">ą</text:span> sprzedaży stworzenie modeli, które będą wychwytywały zależność przyczynowo skutkową pomiędzy <text:span text:style-name="T18">cechami a wynikami</text:span>. Modele są matematyczną interpretacją rzeczywistości, są w pewnym <text:span text:style-name="T18">rodzajem</text:span> uogólnieni<text:span text:style-name="T18">a</text:span> procesu i mają niezwykłe zdolności kojarzenia zależności zjawisk. Dzięki informacji o wieku czy płci klientów model jest w stanie przyporządkować pewne zachowania lub skłonności <text:span text:style-name="T18">w kontekście tych</text:span> cech. Nie ma znaczenia jak wiele będzie cech, modele <text:span text:style-name="T18">z nieprawdopodobną sprawnością </text:span>będą <text:span text:style-name="T18">znajdowały</text:span> <text:span text:style-name="T18">zależności</text:span> pomiędzy cechami a wartościami wynikowymi. Wszystko to ma ogromne znaczenie w procesie budowania rozwiązań data science.</text:p>
      <text:p text:style-name="P13"/>
      <text:p text:style-name="P5">WYMAGANIA ZWIĄZANE Z DANYMI POTRZEBNYMI DO TWORZENIA ROZWIĄZAŃ DATA SCIENCE</text:p>
      <text:p text:style-name="P5"/>
      <text:p text:style-name="P16"><text:soft-page-break/><text:span text:style-name="T20">Aby dane możliwe były do wykorzystania muszą one spełniać określone własności podstawowe. Poniżej przedstawiłem </text:span><text:span text:style-name="T21">sześć najważniejszych cech jakie trzeba ocenić przy poborze danych.</text:span></text:p>
      <text:p text:style-name="P5"/>
      <text:p text:style-name="P5"><text:span text:style-name="T12">1. </text:span><text:span text:style-name="T11">Dane muszą być wiarygodne</text:span></text:p>
      <text:p text:style-name="P1">Niewiarygodnych danych nie można wykorzystać w analizach data science.</text:p>
      <text:p text:style-name="P14"><text:span text:style-name="T19">Klasycznym przykładem niewiarygodnych danych są dane zbierane na podstawie wypełnionych </text:span><text:span text:style-name="T22">przez klientów lub pracowników,</text:span><text:span text:style-name="T19"> deklaracji, formularzy i innych form, które nie są weryfikowalne. W takich formularzach klient </text:span><text:span text:style-name="T22">lub pracownik prowadzący badania </text:span><text:span text:style-name="T19">może wpisać każde dane. </text:span><text:span text:style-name="T21">I</text:span><text:span text:style-name="T19">nformacje te </text:span><text:span text:style-name="T21">najczęściej </text:span><text:span text:style-name="T19">są niemożliwe do weryfikacji. </text:span><text:span text:style-name="T22">Dla kontrastu, p</text:span><text:span text:style-name="T19">rzykładem danych stuprocentowo wiarygodnych są dane rejestrowane przez maszyny lub rejestr</text:span><text:span text:style-name="T22">y</text:span><text:span text:style-name="T19"> sprzedaży tworzony przez kas</text:span><text:span text:style-name="T21">y</text:span><text:span text:style-name="T19"> fiskaln</text:span><text:span text:style-name="T21">e</text:span><text:span text:style-name="T19">.</text:span></text:p>
      <text:p text:style-name="P5"/>
      <text:p text:style-name="P3">2. Dane muszą być kompletne</text:p>
      <text:p text:style-name="P4">Niekompletne dane można wykorzystać <text:span text:style-name="T1">w analizach data science.</text:span></text:p>
      <text:p text:style-name="P5">Nawet jeżeli uda się skompletować informacje za pomocą algorytmów data science w niekompletnej bazie danych, informacje te nie będą do końca wiarygodne. Innym sposobem radzenia sobie z niekompletnymi <text:span text:style-name="T13">danymi</text:span> jest kasowanie rekordów <text:span text:style-name="T13">tam gdzie dane są niekompletne</text:span>. To również jest rozwiązaniem niedoskonałym ponieważ braki <text:span text:style-name="T13">danych </text:span>mogą występować w określonych sytuacjach a skasowanie rekordów <text:span text:style-name="T13">z brakami mając na uwadze, że braki te związane były z</text:span> <text:span text:style-name="T13">określonymi</text:span> sytuacjami <text:span text:style-name="T13">prowadzi do</text:span> osłabieni<text:span text:style-name="T13">a</text:span> modeli lub nawet uniemożliwi tworzenie modeli matematycznych.</text:p>
      <text:p text:style-name="P5"/>
      <text:p text:style-name="P3">3. <text:span text:style-name="T13">Dane mogą składać się z wielu odrębnych baz danych</text:span></text:p>
      <text:p text:style-name="P5"><text:span text:style-name="T13">Aby wykorzystać dane w analizach data science należy zespolić różne bazy danych w jedną zintegrowaną bazę. </text:span>Jeżeli istnieje konieczność zespalania danych z różnych baz <text:span text:style-name="T13">danych</text:span> konieczne jest istnienie w poszczególnych bazach kluczy identyfikacyjnych. Dzięki klucz<text:span text:style-name="T13">om </text:span>możliwe jest wzajemne łączenie wielu baz. Tak więc jeżeli w jednej bazie występują dane klienta i kluczem tej bazy będzie ID klienta to możliwe jest połączenie klienta z rejestrem sprzedaży właśnie według klucza ID, <text:span text:style-name="T13">który występuje zarówno w rejestrze sprzedaży jak i w bazie klientów.</text:span></text:p>
      <text:p text:style-name="P5"/>
      <text:p text:style-name="P3">4. Dane powinny mieć format liczbowy lub format kategoryczny</text:p>
      <text:p text:style-name="P14"><text:span text:style-name="T23">Możliwe są również inne formaty takie jak na przykład baza komentarzy tekstowych. </text:span><text:span text:style-name="T24">Dane takie wymagają zastosowania algorytmów rozpoznawania treści</text:span><text:span text:style-name="T23">. </text:span><text:span text:style-name="T24">Algorytmy te przetwarzają tekst na kategorie czyli na format kategoryczny. </text:span><text:span text:style-name="T26">Najważniejszymi formatami danych ilościowych są</text:span><text:span text:style-name="T19"> formaty: </text:span><text:span text:style-name="T25">liczbowy i kategoryczny.</text:span><text:span text:style-name="T19"> </text:span><text:span text:style-name="T26">Oba formaty </text:span><text:span text:style-name="T19">mogą występować </text:span><text:span text:style-name="T25">jednocześnie </text:span><text:span text:style-name="T19">w jednej bazie. Format kategoryczny tworzony jest przez kategorie. Kategoriami może być </text:span><text:span text:style-name="T26">np.</text:span><text:span text:style-name="T19"> płeć: </text:span><text:span text:style-name="T25">1-</text:span><text:span text:style-name="T19">kobieta, </text:span><text:span text:style-name="T25">2-</text:span><text:span text:style-name="T19">mężczyzna, dzień miesiąca </text:span><text:span text:style-name="T25">od 1 do 31,</text:span><text:span text:style-name="T19"> dzień tygodnia, kolor oczu lub kategorie </text:span><text:span text:style-name="T25">1- </text:span><text:span text:style-name="T19">słońce </text:span><text:span text:style-name="T25">i 0 - </text:span><text:span text:style-name="T19">brak_słońca. Jeżeli dane zjawisko można zapisać w postaci liczb całkowitych i liczba unikalnych </text:span><text:span text:style-name="T25">wystąpień tych liczb</text:span><text:span text:style-name="T19"> w zbiorze nie przekracza </text:span><text:span text:style-name="T26">10</text:span><text:span text:style-name="T19">0 sztuk możemy mówić o tym, że są to dane kategoryczne. Dane kategoryczne mogą być zapisywane cyfrowo lub literowo. </text:span><text:span text:style-name="T25">Danymi kategorycznymi są na przykład kategorie rozm</text:span><text:span text:style-name="T26">ów</text:span><text:span text:style-name="T25"> </text:span><text:span text:style-name="T26">zapisywane w formularzach biura obsługi klienta</text:span><text:span text:style-name="T25">. </text:span></text:p>
      <text:p text:style-name="P5"/>
      <text:p text:style-name="P3">5. Bazy powinny mieć postać plików płaskich</text:p>
      <text:p text:style-name="P14"><text:span text:style-name="T19">Akceptowalnymi formatami dla data s</text:span><text:span text:style-name="T25">cie</text:span><text:span text:style-name="T19">nce są pliki </text:span><text:span text:style-name="T25">w formacie </text:span><text:span text:style-name="T26">arkuszy kalkulacyjnych</text:span><text:span text:style-name="T25"> E</text:span><text:span text:style-name="T19">xcela </text:span><text:span text:style-name="T25">lub LibraOffice</text:span><text:span text:style-name="T19"> </text:span><text:span text:style-name="T25">oraz </text:span><text:span text:style-name="T19">format</text:span><text:span text:style-name="T25">y</text:span><text:span text:style-name="T19"> </text:span><text:span text:style-name="T25">tekstowe:</text:span><text:span text:style-name="T19"> txt </text:span><text:span text:style-name="T25">i</text:span><text:span text:style-name="T19"> csv. Istnieje możliwość pobierania danych na potrzeby analizy data science z relacyjnych baz danych. Konieczna jest wtedy ze strony analityków </text:span><text:span text:style-name="T26">danych</text:span><text:span text:style-name="T19"> implementacja bibliotek SQL. Dostęp do takich informacji jest możliwy poprzez przekazanie </text:span><text:span text:style-name="T25">przez właściciela bazy </text:span><text:span text:style-name="T19">klucz</text:span><text:span text:style-name="T25">y</text:span><text:span text:style-name="T19"> dostępow</text:span><text:span text:style-name="T25">ych</text:span><text:span text:style-name="T19"> </text:span><text:span text:style-name="T25">lub </text:span><text:span text:style-name="T19">udostępnienie </text:span><text:span text:style-name="T26">aplikacji dostępowej API</text:span><text:span text:style-name="T19"> do pobierania danych.</text:span></text:p>
      <text:p text:style-name="P5"><text:soft-page-break/></text:p>
      <text:p text:style-name="P2"/>
      <text:p text:style-name="P2"/>
      <text:p text:style-name="P2">6. Dane w postaci szeregu czasowego</text:p>
      <text:p text:style-name="P6">Najbardziej pożądaną formą danych wykorzystywanych w analizach rynkowych są szeregi czasowe. Szeregi czasowe to dane, które są uporządkowane według czasu, gdzie w jednej z kolumn bazy znajduje się data i godzina zdarzenia, na przykład sprzedaży lub dostawy. Szeregi czasowe umożliwiają wykrywanie trendów sprzedaży, martwych okresów i innych zjawisk o charakterze cyklicznym ściśle powiązanym z kalendarzem. Niektóre dane takie jak na przykład rejestr klientów, rejestr sklepów czy charakterystyki produktów nie mają charakteru szeregów czasowych. Typowym szeregiem czasowym jest rejestr sprzedaży tworzony przez kasę fiskalną.</text:p>
      <text:p text:style-name="P14"><text:span text:style-name="T4">W </text:span><text:span text:style-name="T5">procesach przemysłowych często korzysta się z szeregów czasowych utworzonych z odczytu <text:s/>narzędzi pomiarowych. Przykładem takiego szeregu jest zapis mierzonej co kilka minut temperatury. <text:s/></text:span></text:p>
      <text:p text:style-name="P14"><text:span text:style-name="T5"/></text:p>
      <text:p text:style-name="P12"><text:span text:style-name="T8">P</text:span><text:span text:style-name="T2">ODSUMOWANIE</text:span></text:p>
      <text:p text:style-name="P17"><text:span text:style-name="T6"/></text:p>
      <text:p text:style-name="P17"><text:span text:style-name="T6">J</text:span><text:span text:style-name="T7">akość danych jest determinant</text:span><text:span text:style-name="T6">ą</text:span><text:span text:style-name="T7"> </text:span><text:span text:style-name="T6">zakresu</text:span><text:span text:style-name="T7"> wykorzysta</text:span><text:span text:style-name="T6">nia</text:span><text:span text:style-name="T7"> </text:span><text:span text:style-name="T6">nowoczesnych rozwiązań związanych z</text:span><text:span text:style-name="T7"> rozwoj</text:span><text:span text:style-name="T6">em</text:span><text:span text:style-name="T7"> transformacji cyfrowej. Wysiłk</text:span><text:span text:style-name="T6">i</text:span><text:span text:style-name="T7"> związan</text:span><text:span text:style-name="T6">e</text:span><text:span text:style-name="T7"> z pomiarami i składowaniem informacji mo</text:span><text:span text:style-name="T6">gą</text:span><text:span text:style-name="T7"> okazać się daremny gdy dane nie będą spełniały wypisanych </text:span><text:span text:style-name="T6">w tym artykule</text:span><text:span text:style-name="T7"> standardów. Zazwyczaj przedsiębiorstwa rozwijają swoje zasoby danych wraz z własnym </text:span><text:span text:style-name="T6">bardziej lub mniej dynamicznym </text:span><text:span text:style-name="T7">rozwojem. Budowanie takiego systemu danych przypomina spontaniczny rozrost </text:span><text:span text:style-name="T6">rośliny, </text:span><text:span text:style-name="T7">krzaku </text:span><text:span text:style-name="T6">lub drzewa</text:span><text:span text:style-name="T7">. Spontanicznie powstają </text:span><text:span text:style-name="T6">k</text:span><text:span text:style-name="T7">olejne bazy, kolejne nowe elementy w bazach pojawiają się w odpowiedzi na potrzeby rozwojowe przedsiębiorstwa. Dobrą praktyką jest </text:span><text:span text:style-name="T6">audyt</text:span><text:span text:style-name="T7"> jakości danych </text:span><text:span text:style-name="T6">oraz</text:span><text:span text:style-name="T7"> jakości </text:span><text:span text:style-name="T6">całej </text:span><text:span text:style-name="T7">architektury składowania i z poboru danych. Jeżeli system danych jest nieuporządkowany, niespójny, mówimy o istnieniu długu technologicznego. Aby zastosować nowoczesne metody ilościowe musimy najpierw uporządkować dane, spowodować zwiększenie ich spójności i wiarygodności. Działania takie nie mają zazwyczaj wpływu na poprawę efektywności, oszczędzania kosztów czy zwiększenia rentowności produkcji. Dlatego </text:span><text:span text:style-name="T6">działanie te</text:span><text:span text:style-name="T7"> nazywane są spłacaniem długu technologiczneg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lack-Lato" svg:font-family="Slack-Lato, Slack-Fractions, appleLog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5T12:02:15.025720867</meta:creation-date>
    <dc:date>2023-03-15T12:59:29.700046697</dc:date>
    <meta:editing-duration>PT12M39S</meta:editing-duration>
    <meta:editing-cycles>3</meta:editing-cycles>
    <meta:generator>LibreOffice/6.4.7.2$Linux_X86_64 LibreOffice_project/40$Build-2</meta:generator>
    <meta:document-statistic meta:table-count="0" meta:image-count="0" meta:object-count="0" meta:page-count="4" meta:paragraph-count="36" meta:word-count="1625" meta:character-count="12304" meta:non-whitespace-character-count="10709"/>
  </office:meta>
</office:document-meta>
</file>